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page" table:align="margins" fo:keep-with-next="always" style:may-break-between-rows="false"/>
    </style:style>
    <style:style style:name="Table1.A" style:family="table-column">
      <style:table-column-properties style:column-width="0.4847in" style:rel-column-width="4587*"/>
    </style:style>
    <style:style style:name="Table1.B" style:family="table-column">
      <style:table-column-properties style:column-width="6.4403in" style:rel-column-width="6094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6521in" fo:margin-top="0in" fo:margin-bottom="0.1299in" table:align="left" fo:keep-with-next="always" style:may-break-between-rows="false"/>
    </style:style>
    <style:style style:name="Table2.A" style:family="table-column">
      <style:table-column-properties style:column-width="0.5069in"/>
    </style:style>
    <style:style style:name="Table2.B" style:family="table-column">
      <style:table-column-properties style:column-width="0.5167in"/>
    </style:style>
    <style:style style:name="Table2.C" style:family="table-column">
      <style:table-column-properties style:column-width="0.609in"/>
    </style:style>
    <style:style style:name="Table2.D" style:family="table-column">
      <style:table-column-properties style:column-width="0.4243in"/>
    </style:style>
    <style:style style:name="Table2.E" style:family="table-column">
      <style:table-column-properties style:column-width="0.5951in"/>
    </style:style>
    <style:style style:name="Table2.A1" style:family="table-cell">
      <style:table-cell-properties fo:padding="0.0382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7" text:name="LTg_NumberingColWidth"/>
        <text:user-field-decl office:value-type="string" office:string-value="1" text:name="LTg_ComparisonDoc"/>
        <text:user-field-decl office:value-type="string" office:string-value="0.13" text:name="LTg_TableBottomMargin"/>
        <text:user-field-decl office:value-type="string" office:string-value="1" text:name="LTg_XML_fileCount"/>
        <text:user-field-decl office:value-type="string" office:string-value="D:\Jim\study\_computing\Office\OOo Linguistic Tools\testing\data files\WrittenTamilTexts.xml" text:name="LTg_XML_filePath00"/>
        <text:user-field-decl office:value-type="string" office:string-value="" text:name="LTg_XML_filePrefix00"/>
        <text:user-field-decl office:value-type="string" office:string-value="1" text:name="LTg_ShowOrthoTextLine"/>
        <text:user-field-decl office:value-type="string" office:string-value="1" text:name="LTg_ShowText"/>
        <text:user-field-decl office:value-type="string" office:string-value="1" text:name="LTg_ShowOrthoMorphLine"/>
        <text:user-field-decl office:value-type="string" office:string-value="1" text:name="LTg_ShowMorphBreaks"/>
        <text:user-field-decl office:value-type="string" office:string-value="1" text:name="LTg_SeparateMorphColumns"/>
        <text:user-field-decl office:value-type="string" office:string-value="1" text:name="LTg_ShowPartOfSpeech"/>
        <text:user-field-decl office:value-type="string" office:string-value="1" text:name="LTg_FreeTransInQuotes"/>
        <text:user-field-decl office:value-type="string" office:string-value="1" text:name="LTg_POS_AboveGloss"/>
        <text:user-field-decl office:value-type="string" office:string-value="1" text:name="LTg_InsertNumbering"/>
        <text:user-field-decl office:value-type="string" office:string-value="1" text:name="LTg_MakeOuterTable"/>
        <text:user-field-decl office:value-type="string" office:string-value="tables" text:name="LTg_Method"/>
        <text:user-field-decl office:value-type="string" office:string-value="Interlin Orthographic" text:name="LTg_StyleName_Orthographic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Orthographic Morph" text:name="LTg_StyleName_OrthographicMorph"/>
        <text:user-field-decl office:value-type="string" office:string-value="Interlin POS" text:name="LTg_StyleName_POS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Reference Number" text:name="LTg_StyleName_RefNum"/>
        <text:user-field-decl office:value-type="string" office:string-value="Interlin Example Number" text:name="LTg_StyleName_NumPara"/>
        <text:user-field-decl office:value-type="string" office:string-value="Interlin Frame" text:name="LTg_StyleName_InterlinearFrame"/>
        <text:user-field-decl office:value-type="string" office:string-value="Interlin Morpheme Frame" text:name="LTg_StyleName_MorphemeFrame"/>
        <text:user-field-decl office:value-type="string" office:string-value="ref" text:name="LTg_SFMarker_RefNum"/>
        <text:user-field-decl office:value-type="string" office:string-value="or" text:name="LTg_SFMarker_Orthographic"/>
        <text:user-field-decl office:value-type="string" office:string-value="tx" text:name="LTg_SFMarker_Text"/>
        <text:user-field-decl office:value-type="string" office:string-value="mbor" text:name="LTg_SFMarker_OrthographicMorph"/>
        <text:user-field-decl office:value-type="string" office:string-value="mb" text:name="LTg_SFMarker_Morpheme"/>
        <text:user-field-decl office:value-type="string" office:string-value="ge" text:name="LTg_SFMarker_Gloss"/>
        <text:user-field-decl office:value-type="string" office:string-value="ps" text:name="LTg_SFMarker_POS"/>
        <text:user-field-decl office:value-type="string" office:string-value="ft" text:name="LTg_SFMarker_FreeTxln"/>
        <text:user-field-decl office:value-type="string" office:string-value="RefNum" text:name="LTg_SearchFor"/>
        <text:user-field-decl office:value-type="string" office:string-value="Hunt01" text:name="LTg_EXREFNUM"/>
        <text:user-field-decl office:value-type="string" office:string-value="2" text:name="LTg_StartingOuterRowHeight"/>
        <text:user-field-decl office:value-type="string" office:string-value="D:\Jim\study\_computing\Office\OOo Linguistic Tools\testing\data files\FwLexicon\FwLexicon.lift" text:name="LTp_XML_filePath"/>
        <text:user-field-decl office:value-type="string" office:string-value="" text:name="LTp_PhoneticWritingSystem"/>
        <text:user-field-decl office:value-type="string" office:string-value="1" text:name="LTp_ShowBrackets"/>
        <text:user-field-decl office:value-type="string" office:string-value="phonetic" text:name="LTp_Leftmost"/>
        <text:user-field-decl office:value-type="string" office:string-value="Lex Phonemic" text:name="LTp_StyleName_Phonemic"/>
        <text:user-field-decl office:value-type="string" office:string-value="Lex Phonetic" text:name="LTp_StyleName_Phonetic"/>
        <text:user-field-decl office:value-type="string" office:string-value="Lex Gloss" text:name="LTp_StyleName_Gloss"/>
        <text:user-field-decl office:value-type="string" office:string-value="Lex Reference Number" text:name="LTp_StyleName_RefNum"/>
        <text:user-field-decl office:value-type="string" office:string-value="Lex Example" text:name="LTp_StyleName_ExamplePara"/>
        <text:user-field-decl office:value-type="string" office:string-value="phm" text:name="LTp_SFMarker_Phonemic"/>
        <text:user-field-decl office:value-type="string" office:string-value="pht" text:name="LTp_SFMarker_Phonetic"/>
        <text:user-field-decl office:value-type="string" office:string-value="ge" text:name="LTp_SFMarker_Gloss"/>
        <text:user-field-decl office:value-type="string" office:string-value="ref" text:name="LTp_SFMarker_RefNum"/>
        <text:user-field-decl office:value-type="string" office:string-value="RefNum" text:name="LTp_SearchFor"/>
        <text:user-field-decl office:value-type="string" office:string-value="JGDN02.3" text:name="LTp_EXREFNUM"/>
        <text:user-field-decl office:value-type="string" office:string-value="(1,first person,False,0)(2,second person,False,0)(3,third person,False,2)(A,agent-like argument of canonical transitive verb,False,0)(ABL,ablative,False,0)(ABS,absolutive,False,0)(ACC,accusative,False,0)(ADJ,adjective,False,0)(ADV,adverb\(ial\),False,4)(AGR,agreement,False,4)(ALL,allative,False,2)(ANTIP,antipassive,False,0)(APPL,applicative,False,0)(ART,article,False,0)(AUX,auxiliary,False,6)(BEN,benefactive,False,0)(CAUS,causative,False,0)(CLF,classifier,False,0)(COM,comitative,False,0)(COMP,complementizer,False,0)(COMPL,completive,False,0)(COND,conditional,False,0)(COP,copula,False,0)(CVB,converb,False,0)(DAT,dative,False,2)(DECL,declarative,False,0)(DEF,definite,False,0)(DEM,demonstrative,False,0)(DET,determiner,False,0)(DIST,distal,False,0)(DISTR,distributive,False,0)(DU,dual,False,0)(DUR,durative,False,0)(ERG,ergative,False,0)(EXCL,exclusive,False,0)(F,feminine,False,0)(FOC,focus,False,0)(FUT,future,False,0)(GEN,genitive,False,2)(IMP,imperative,False,0)(INCL,inclusive,False,0)(IND,indicative,False,0)(INDF,indefinite,False,0)(INF,infinitive,False,0)(INS,instrumental,False,0)(INTR,intransitive,False,0)(IPFV,imperfective,False,0)(IRR,irrealis,False,0)(LOC,locative,False,2)(M,masculine,False,0)(N,neuter,False,6)(N,non- \(e.g. NSG nonsingular\, NPST nonpast\),False,6)(NEG,negation\, negative,False,2)(NMLZ,nominalizer/nominalization,False,0)(NOM,nominative,False,0)(OBJ,object,False,0)(OBL,oblique,False,0)(P,patient-like argument of canonical transitive verb,False,0)(PASS,passive,False,0)(PFV,perfective,False,0)(PL,plural,False,0)(POSS,possessive,False,0)(PRED,predicative,False,0)(PRF,perfect,False,0)(PROG,progressive,False,2)(PROH,prohibitive,False,0)(PROX,proximal/proximate,False,0)(PRS,present,False,0)(PST,past,False,0)(PTCP,participle,False,0)(PURP,purposive,False,0)(Q,question particle/marker,False,0)(QUOT,quotative,False,2)(RECP,reciprocal,False,0)(REFL,reflexive,False,0)(REL,relative,False,0)(RES,resultative,False,0)(S,single argument of canonical intransitive verb,False,6)(SBJ,subject,False,0)(SBJV,subjunctive,False,0)(SG,singular,False,0)(TOP,topic,False,0)(TR,transitive,False,0)(VOC,vocative,False,0)" text:name="LTa_Abbreviations"/>
        <text:user-field-decl office:value-type="string" office:string-value="5" text:name="LTa_MaxSearchLength"/>
        <text:user-field-decl office:value-type="string" office:string-value="Abbreviation Item" text:name="LTa_StyleName_Abbrev"/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Interlin Freeform Gloss" text:name="LTc_ScopeParaStyle"/>
        <text:user-field-decl office:value-type="string" office:string-value="" text:name="LTc_ScopeCharStyle"/>
        <text:user-field-decl office:value-type="string" office:string-value="Times New Roman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Interlin_20_Example_20_Number">(<text:sequence text:ref-name="refAutoNr0" text:name="AutoNr" text:formula="ooow:AutoNr+1" style:num-format="1">1</text:sequence>)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table:number-columns-spanned="5" office:value-type="string">
                  <text:p text:style-name="Interlin_20_Orthographic">போயிருக்கரு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table:number-columns-spanned="5" office:value-type="string">
                  <text:p text:style-name="Interlin_20_Base">poːiɾukkaɾu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Interlin_20_Orthographic_20_Morph">போ</text:p>
                </table:table-cell>
                <table:table-cell table:style-name="Table2.A1" office:value-type="string">
                  <text:p text:style-name="Interlin_20_Orthographic_20_Morph">-து</text:p>
                </table:table-cell>
                <table:table-cell table:style-name="Table2.A1" office:value-type="string">
                  <text:p text:style-name="Interlin_20_Orthographic_20_Morph">-இரு</text:p>
                </table:table-cell>
                <table:table-cell table:style-name="Table2.A1" office:value-type="string">
                  <text:p text:style-name="Interlin_20_Orthographic_20_Morph">-***</text:p>
                </table:table-cell>
                <table:table-cell table:style-name="Table2.A1" office:value-type="string">
                  <text:p text:style-name="Interlin_20_Orthographic_20_Morph">-அரு</text:p>
                </table:table-cell>
              </table:table-row>
              <table:table-row>
                <table:table-cell table:style-name="Table2.A1" office:value-type="string">
                  <text:p text:style-name="Interlin_20_Morph">poː</text:p>
                </table:table-cell>
                <table:table-cell table:style-name="Table2.A1" office:value-type="string">
                  <text:p text:style-name="Interlin_20_Morph">-t̪u</text:p>
                </table:table-cell>
                <table:table-cell table:style-name="Table2.A1" office:value-type="string">
                  <text:p text:style-name="Interlin_20_Morph">-iɾu</text:p>
                </table:table-cell>
                <table:table-cell table:style-name="Table2.A1" office:value-type="string">
                  <text:p text:style-name="Interlin_20_Morph">-kk</text:p>
                </table:table-cell>
                <table:table-cell table:style-name="Table2.A1" office:value-type="string">
                  <text:p text:style-name="Interlin_20_Morph">-aɾu</text:p>
                </table:table-cell>
              </table:table-row>
              <table:table-row>
                <table:table-cell table:style-name="Table2.A1" office:value-type="string">
                  <text:p text:style-name="Interlin_20_POS">V</text:p>
                </table:table-cell>
                <table:table-cell table:style-name="Table2.A1" office:value-type="string">
                  <text:p text:style-name="Interlin_20_POS">-V.SUFF</text:p>
                </table:table-cell>
                <table:table-cell table:style-name="Table2.A1" office:value-type="string">
                  <text:p text:style-name="Interlin_20_POS">-V.AUX</text:p>
                </table:table-cell>
                <table:table-cell table:style-name="Table2.A1" office:value-type="string">
                  <text:p text:style-name="Interlin_20_POS">-ASP</text:p>
                </table:table-cell>
                <table:table-cell table:style-name="Table2.A1" office:value-type="string">
                  <text:p text:style-name="Interlin_20_POS">-S.AGR</text:p>
                </table:table-cell>
              </table:table-row>
              <table:table-row>
                <table:table-cell table:style-name="Table2.A1" office:value-type="string">
                  <text:p text:style-name="Interlin_20_Gloss">go</text:p>
                </table:table-cell>
                <table:table-cell table:style-name="Table2.A1" office:value-type="string">
                  <text:p text:style-name="Interlin_20_Gloss">-ptc</text:p>
                </table:table-cell>
                <table:table-cell table:style-name="Table2.A1" office:value-type="string">
                  <text:p text:style-name="Interlin_20_Gloss">-perfect</text:p>
                </table:table-cell>
                <table:table-cell table:style-name="Table2.A1" office:value-type="string">
                  <text:p text:style-name="Interlin_20_Gloss">-pres</text:p>
                </table:table-cell>
                <table:table-cell table:style-name="Table2.A1" office:value-type="string">
                  <text:p text:style-name="Interlin_20_Gloss">-3pl</text:p>
                </table:table-cell>
              </table:table-row>
            </table:table>
            <text:p text:style-name="Interlin_20_Freeform_20_Gloss">Hi</text:p>
            <text:p text:style-name="Interlin_20_Freeform_20_Gloss"/>
            <text:p text:style-name="Interlin_20_Freeform_20_Gloss">there</text:p>
            <text:p text:style-name="Interlin_20_Freeform_20_Gloss">'"Not so. <text:s/>Tell him, "We should take along the sister's husband and go to the hill for hunting.'" Only when he hunts they will go.'<text:span text:style-name="Interlin_20_Reference_20_Number"> <text:s text:c="3"/>Hunt06</text:span></text:p>
          </table:table-cell>
        </table:table-row>
      </table:table>
      <text:p text:style-name="Standard"/>
      <text:p text:style-name="Standard"/>
      <text:p text:style-name="Standard">Hi t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Orthographic_20_Morph" style:display-name="Interlin Orthographic Morph" style:family="paragraph">
      <style:text-properties fo:color="#000000" style:font-name="Latha" fo:font-size="14pt" style:font-name-complex="Latha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ex_20_Example" style:display-name="Lex Example" style:family="paragraph" style:parent-style-name="Standard">
      <style:paragraph-properties>
        <style:tab-stops>
          <style:tab-stop style:position="0.5in"/>
          <style:tab-stop style:position="2in"/>
          <style:tab-stop style:position="3.5in"/>
          <style:tab-stop style:position="5in"/>
          <style:tab-stop style:position="6.5in"/>
        </style:tab-stops>
      </style:paragraph-properties>
    </style:style>
    <style:style style:name="Abbreviation_20_Item" style:display-name="Abbreviation Item" style:family="paragraph">
      <style:text-properties style:font-name="Times New Roman" fo:font-size="12pt" style:font-name-complex="Times New Roman1" style:font-size-complex="12pt"/>
    </style:style>
    <style:style style:name="Interlin_20_Reference_20_Number" style:display-name="Interlin Reference Number" style:family="text">
      <style:text-properties fo:color="#800000" style:font-name="Courier New" fo:font-size="12pt" style:font-name-complex="Courier New1" style:font-size-complex="12pt"/>
    </style:style>
    <style:style style:name="Lex_20_Phonemic" style:display-name="Lex Phonemic" style:family="text">
      <style:text-properties fo:color="#008000" style:font-name="Doulos SIL" fo:font-size="14pt" style:font-name-complex="Doulos SIL1" style:font-size-complex="14pt"/>
    </style:style>
    <style:style style:name="Lex_20_Phonetic" style:display-name="Lex Phonetic" style:family="text">
      <style:text-properties fo:color="#0000ff" style:font-name="Doulos SIL" fo:font-size="14pt" style:font-name-complex="Doulos SIL1" style:font-size-complex="14pt"/>
    </style:style>
    <style:style style:name="Lex_20_Gloss" style:display-name="Lex Gloss" style:family="text">
      <style:text-properties fo:color="#000000" style:font-name="Times New Roman" fo:font-size="12pt" style:font-name-complex="Times New Roman1" style:font-size-complex="12pt"/>
    </style:style>
    <style:style style:name="Lex_20_Reference_20_Number" style:display-name="Lex Reference Number" style:family="text">
      <style:text-properties fo:color="#ff0000" style:font-name="Courier New" fo:font-size="12pt" style:font-name-complex="Courier New1" style:font-size-complex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10-28T17:13:27.80</meta:creation-date>
    <dc:date>2011-12-20T13:47:32.31</dc:date>
    <dc:creator>Jim Kornelsen</dc:creator>
    <meta:editing-duration>PT1H16M57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7" meta:word-count="57" meta:character-count="265"/>
  </office:meta>
</office:document-meta>
</file>